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2709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6.2965in" svg:height="3.5429in" svg:x="6.374in" svg:y="0.1469in">
            <draw:object draw:notify-on-update-of-ranges="Sheet1.A2:Sheet1.A8 Sheet1.D2:Sheet1.D8 Sheet1.E2:Sheet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>
            <text:p>Date</text:p>
          </table:table-cell>
          <table:table-cell office:value-type="string">
            <text:p>Points this meeting</text:p>
          </table:table-cell>
          <table:table-cell office:value-type="string">
            <text:p>Current Burnup %</text:p>
          </table:table-cell>
          <table:table-cell office:value-type="float" office:value="0">
            <text:p>0</text:p>
          </table:table-cell>
          <table:table-cell office:value-type="string">
            <text:p>Total %</text:p>
          </table:table-cell>
          <table:table-cell office:value-type="string">
            <text:p>Total Pts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10-29">
            <text:p>10/29/14</text:p>
          </table:table-cell>
          <table:table-cell office:value-type="float" office:value="0">
            <text:p>0</text:p>
          </table:table-cell>
          <table:table-cell table:formula="of:=([.B2]/24)" office:value-type="float" office:value="0">
            <text:p>0</text:p>
          </table:table-cell>
          <table:table-cell table:formula="of:=IF([.C2]=0;0;[.C2]+[.D1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14-10-31">
            <text:p>10/31/14</text:p>
          </table:table-cell>
          <table:table-cell office:value-type="float" office:value="5">
            <text:p>5</text:p>
          </table:table-cell>
          <table:table-cell table:formula="of:=([.B3]/22)" office:value-type="float" office:value="0.227272727272727">
            <text:p>0.2272727273</text:p>
          </table:table-cell>
          <table:table-cell table:formula="of:=IF([.C3]=0;0;[.C3]+[.D2])" office:value-type="float" office:value="0.227272727272727">
            <text:p>0.227272727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11-03">
            <text:p>11/03/14</text:p>
          </table:table-cell>
          <table:table-cell office:value-type="float" office:value="3">
            <text:p>3</text:p>
          </table:table-cell>
          <table:table-cell table:formula="of:=([.B4]/22)" office:value-type="float" office:value="0.136363636363636">
            <text:p>0.1363636364</text:p>
          </table:table-cell>
          <table:table-cell table:formula="of:=IF([.C4]=0;0;[.C4]+[.D3])" office:value-type="float" office:value="0.363636363636364">
            <text:p>0.363636363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14-11-05">
            <text:p>11/05/14</text:p>
          </table:table-cell>
          <table:table-cell office:value-type="float" office:value="4">
            <text:p>4</text:p>
          </table:table-cell>
          <table:table-cell table:formula="of:=([.B5]/22)" office:value-type="float" office:value="0.181818181818182">
            <text:p>0.1818181818</text:p>
          </table:table-cell>
          <table:table-cell table:formula="of:=IF([.C5]=[.D4];0;[.C5]+[.D4])" office:value-type="float" office:value="0.545454545454545">
            <text:p>0.545454545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14-11-07">
            <text:p>11/07/14</text:p>
          </table:table-cell>
          <table:table-cell office:value-type="float" office:value="2">
            <text:p>2</text:p>
          </table:table-cell>
          <table:table-cell table:formula="of:=([.B6]/22)" office:value-type="float" office:value="0.0909090909090909">
            <text:p>0.0909090909</text:p>
          </table:table-cell>
          <table:table-cell table:formula="of:=IF([.C6]=0;0;[.C6]+[.D5])" office:value-type="float" office:value="0.636363636363636">
            <text:p>0.636363636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4-11-10">
            <text:p>11/10/14</text:p>
          </table:table-cell>
          <table:table-cell office:value-type="float" office:value="1">
            <text:p>1</text:p>
          </table:table-cell>
          <table:table-cell table:style-name="ce3" table:formula="of:=([.B7]/22)" office:value-type="float" office:value="0.0454545454545455">
            <text:p>0.0454545455</text:p>
          </table:table-cell>
          <table:table-cell table:style-name="ce3" table:formula="of:=IF([.C7]=0;0;[.C7]+[.D6])" office:value-type="float" office:value="0.681818181818182">
            <text:p>0.681818181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1" office:value-type="date" office:date-value="2014-11-12">
            <text:p>11/12/14</text:p>
          </table:table-cell>
          <table:table-cell office:value-type="float" office:value="1">
            <text:p>1</text:p>
          </table:table-cell>
          <table:table-cell table:style-name="ce3" table:formula="of:=([.B8]/22)" office:value-type="float" office:value="0.0454545454545455">
            <text:p>0.0454545455</text:p>
          </table:table-cell>
          <table:table-cell table:style-name="ce3" table:formula="of:=IF([.C8]=0;0;[.C8]+[.D7])" office:value-type="float" office:value="0.727272727272727">
            <text:p>0.727272727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number-rows-repeated="16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0000-00-00T14:22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initial-creator>Ephraim Chu</meta:initial-creator>
    <meta:creation-date>2014-10-21T15:55:17Z</meta:creation-date>
    <dc:date>2014-11-12T14:24:38</dc:date>
    <meta:editing-cycles>5</meta:editing-cycles>
    <meta:editing-duration>PT44S</meta:editing-duration>
    <dc:creator>Kevin Huang</dc:cre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37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3366" draw:fill="none" draw:fill-color="#ff33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4cm" svg:height="9cm" xlink:href=".." xlink:type="simple" chart:class="chart:line" chart:style-name="ch1">
        <chart:legend chart:legend-position="end" svg:x="13.031cm" svg:y="3.952cm" style:legend-expansion="high" chart:style-name="ch2"/>
        <chart:plot-area chart:style-name="ch3" table:cell-range-address="Sheet1.A2:Sheet1.A8 Sheet1.D2:Sheet1.E8" chart:data-source-has-labels="column" svg:x="0.774cm" svg:y="0.95cm" svg:width="11.182cm" svg:height="8.257cm">
          <chartooo:coordinate-region svg:x="1.404cm" svg:y="1.15cm" svg:width="9.809cm" svg:height="7.012cm"/>
          <chart:axis chart:dimension="x" chart:name="primary-x" chart:style-name="ch4" chartooo:axis-type="text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" chart:class="chart:line">
            <chart:data-point chart:repeated="7"/>
          </chart:series>
          <chart:series chart:style-name="ch8" chart:values-cell-range-address="Sheet1.E2:Sheet1.E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1941">
                <text:p>4194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  <table:table-cell office:value-type="float" office:value="1">
                <text:p>1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37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3366" draw:fill="none" draw:fill-color="#ff33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4cm" svg:height="9cm" xlink:href=".." xlink:type="simple" chart:class="chart:line" chart:style-name="ch1">
        <chart:legend chart:legend-position="end" svg:x="13.031cm" svg:y="3.952cm" style:legend-expansion="high" chart:style-name="ch2"/>
        <chart:plot-area chart:style-name="ch3" table:cell-range-address="Sheet1.A2:Sheet1.A8 Sheet1.D2:Sheet1.E8" chart:data-source-has-labels="column" svg:x="0.774cm" svg:y="0.95cm" svg:width="11.182cm" svg:height="8.257cm">
          <chartooo:coordinate-region svg:x="1.404cm" svg:y="1.15cm" svg:width="9.809cm" svg:height="7.012cm"/>
          <chart:axis chart:dimension="x" chart:name="primary-x" chart:style-name="ch4" chartooo:axis-type="text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" chart:class="chart:line">
            <chart:data-point chart:repeated="7"/>
          </chart:series>
          <chart:series chart:style-name="ch8" chart:values-cell-range-address="Sheet1.E2:Sheet1.E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1941">
                <text:p>4194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  <table:table-cell office:value-type="float" office:value="1">
                <text:p>1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37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3366" draw:fill="none" draw:fill-color="#ff33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4cm" svg:height="9cm" xlink:href=".." xlink:type="simple" chart:class="chart:line" chart:style-name="ch1">
        <chart:legend chart:legend-position="end" svg:x="13.031cm" svg:y="3.952cm" style:legend-expansion="high" chart:style-name="ch2"/>
        <chart:plot-area chart:style-name="ch3" table:cell-range-address="Sheet1.A2:Sheet1.A8 Sheet1.D2:Sheet1.E8" chart:data-source-has-labels="column" svg:x="0.774cm" svg:y="0.95cm" svg:width="11.182cm" svg:height="8.257cm">
          <chartooo:coordinate-region svg:x="1.404cm" svg:y="1.15cm" svg:width="9.809cm" svg:height="7.012cm"/>
          <chart:axis chart:dimension="x" chart:name="primary-x" chart:style-name="ch4" chartooo:axis-type="text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" chart:class="chart:line">
            <chart:data-point chart:repeated="7"/>
          </chart:series>
          <chart:series chart:style-name="ch8" chart:values-cell-range-address="Sheet1.E2:Sheet1.E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1941">
                <text:p>4194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  <table:table-cell office:value-type="float" office:value="1">
                <text:p>1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